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5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2">
      <style:text-properties style:font-name="Liberation Sans" fo:font-weight="bold" style:font-weight-asian="bold" style:font-weight-complex="bold"/>
    </style:style>
    <style:style style:name="ce7" style:family="table-cell" style:parent-style-name="Default" style:data-style-name="N112">
      <style:text-properties style:font-name="Liberation Sans"/>
    </style:style>
    <style:style style:name="ce8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7.84mm" svg:height="85.8mm" svg:x="91.42mm" svg:y="1.06mm">
            <loext:p draw:notify-on-update-of-ranges="Sheet1.B1:Sheet1.B1 Sheet1.B2:Sheet1.B26 Sheet1.C1:Sheet1.C1 Sheet1.C2:Sheet1.C26 Sheet1.D1:Sheet1.D1 Sheet1.D2:Sheet1.D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onde</text:p>
          </table:table-cell>
          <table:table-cell office:value-type="string" calcext:value-type="string">
            <text:p>Kramer</text:p>
          </table:table-cell>
          <table:table-cell office:value-type="string" calcext:value-type="string">
            <text:p>Bergsma</text:p>
          </table:table-cell>
          <table:table-cell office:value-type="string" calcext:value-type="string">
            <text:p>Bloemen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4.46" calcext:value-type="float">
            <text:p>34.46</text:p>
          </table:table-cell>
          <table:table-cell table:style-name="ce2" office:value-type="float" office:value="35.42" calcext:value-type="float">
            <text:p>35.42</text:p>
          </table:table-cell>
          <table:table-cell table:style-name="ce2" office:value-type="float" office:value="34.01" calcext:value-type="float">
            <text:p>34.0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.69" calcext:value-type="float">
            <text:p>30.69</text:p>
          </table:table-cell>
          <table:table-cell table:style-name="ce2" office:value-type="float" office:value="30.58" calcext:value-type="float">
            <text:p>30.58</text:p>
          </table:table-cell>
          <table:table-cell table:style-name="ce2" office:value-type="float" office:value="30.03" calcext:value-type="float">
            <text:p>30.03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0.41" calcext:value-type="float">
            <text:p>30.4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30.15" calcext:value-type="float">
            <text:p>30.15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0.13" calcext:value-type="float">
            <text:p>30.13</text:p>
          </table:table-cell>
          <table:table-cell table:style-name="ce2" office:value-type="float" office:value="30.49" calcext:value-type="float">
            <text:p>30.49</text:p>
          </table:table-cell>
          <table:table-cell table:style-name="ce2" office:value-type="float" office:value="30.42" calcext:value-type="float">
            <text:p>30.42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0.17" calcext:value-type="float">
            <text:p>30.17</text:p>
          </table:table-cell>
          <table:table-cell table:style-name="ce2" office:value-type="float" office:value="30.63" calcext:value-type="float">
            <text:p>30.63</text:p>
          </table:table-cell>
          <table:table-cell table:style-name="ce2" office:value-type="float" office:value="30.22" calcext:value-type="float">
            <text:p>30.22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0.33" calcext:value-type="float">
            <text:p>30.33</text:p>
          </table:table-cell>
          <table:table-cell table:number-columns-repeated="2" table:style-name="ce2" office:value-type="float" office:value="30.38" calcext:value-type="float">
            <text:p>30.38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0.4" calcext:value-type="float">
            <text:p>30.4</text:p>
          </table:table-cell>
          <table:table-cell table:style-name="ce2" office:value-type="float" office:value="30.56" calcext:value-type="float">
            <text:p>30.56</text:p>
          </table:table-cell>
          <table:table-cell table:style-name="ce2" office:value-type="float" office:value="30.23" calcext:value-type="float">
            <text:p>30.23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0.41" calcext:value-type="float">
            <text:p>30.41</text:p>
          </table:table-cell>
          <table:table-cell table:style-name="ce2" office:value-type="float" office:value="30.26" calcext:value-type="float">
            <text:p>30.26</text:p>
          </table:table-cell>
          <table:table-cell table:style-name="ce2" office:value-type="float" office:value="30.39" calcext:value-type="float">
            <text:p>30.39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0.26" calcext:value-type="float">
            <text:p>30.26</text:p>
          </table:table-cell>
          <table:table-cell table:style-name="ce2" office:value-type="float" office:value="30.51" calcext:value-type="float">
            <text:p>30.51</text:p>
          </table:table-cell>
          <table:table-cell table:style-name="ce2" office:value-type="float" office:value="30.33" calcext:value-type="float">
            <text:p>30.33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.55" calcext:value-type="float">
            <text:p>30.55</text:p>
          </table:table-cell>
          <table:table-cell table:style-name="ce2" office:value-type="float" office:value="30.42" calcext:value-type="float">
            <text:p>30.42</text:p>
          </table:table-cell>
          <table:table-cell table:style-name="ce2"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.67" calcext:value-type="float">
            <text:p>30.67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30.36" calcext:value-type="float">
            <text:p>30.36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.88" calcext:value-type="float">
            <text:p>30.88</text:p>
          </table:table-cell>
          <table:table-cell table:style-name="ce2" office:value-type="float" office:value="30.42" calcext:value-type="float">
            <text:p>30.42</text:p>
          </table:table-cell>
          <table:table-cell table:style-name="ce2" office:value-type="float" office:value="30.56" calcext:value-type="float">
            <text:p>30.56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.71" calcext:value-type="float">
            <text:p>30.71</text:p>
          </table:table-cell>
          <table:table-cell table:style-name="ce2" office:value-type="float" office:value="30.31" calcext:value-type="float">
            <text:p>30.31</text:p>
          </table:table-cell>
          <table:table-cell table:style-name="ce2" office:value-type="float" office:value="30.35" calcext:value-type="float">
            <text:p>30.35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1.09" calcext:value-type="float">
            <text:p>31.09</text:p>
          </table:table-cell>
          <table:table-cell table:style-name="ce2" office:value-type="float" office:value="30.39" calcext:value-type="float">
            <text:p>30.39</text:p>
          </table:table-cell>
          <table:table-cell table:style-name="ce2" office:value-type="float" office:value="30.32" calcext:value-type="float">
            <text:p>30.32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.2" calcext:value-type="float">
            <text:p>31.2</text:p>
          </table:table-cell>
          <table:table-cell table:style-name="ce2" office:value-type="float" office:value="30.51" calcext:value-type="float">
            <text:p>30.51</text:p>
          </table:table-cell>
          <table:table-cell table:style-name="ce2" office:value-type="float" office:value="30.24" calcext:value-type="float">
            <text:p>30.24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.62" calcext:value-type="float">
            <text:p>31.62</text:p>
          </table:table-cell>
          <table:table-cell table:style-name="ce2" office:value-type="float" office:value="30.19" calcext:value-type="float">
            <text:p>30.19</text:p>
          </table:table-cell>
          <table:table-cell table:style-name="ce2" office:value-type="float" office:value="30.29" calcext:value-type="float">
            <text:p>30.29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31.58" calcext:value-type="float">
            <text:p>31.58</text:p>
          </table:table-cell>
          <table:table-cell table:style-name="ce2" office:value-type="float" office:value="30.08" calcext:value-type="float">
            <text:p>30.08</text:p>
          </table:table-cell>
          <table:table-cell table:style-name="ce2"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.91" calcext:value-type="float">
            <text:p>31.91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30.14" calcext:value-type="float">
            <text:p>30.14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30.21" calcext:value-type="float">
            <text:p>30.21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.07" calcext:value-type="float">
            <text:p>32.07</text:p>
          </table:table-cell>
          <table:table-cell table:style-name="ce2" office:value-type="float" office:value="29.95" calcext:value-type="float">
            <text:p>29.95</text:p>
          </table:table-cell>
          <table:table-cell table:style-name="ce2"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30.35" calcext:value-type="float">
            <text:p>30.3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.25" calcext:value-type="float">
            <text:p>32.25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93" calcext:value-type="float">
            <text:p>29.93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2.26" calcext:value-type="float">
            <text:p>32.26</text:p>
          </table:table-cell>
          <table:table-cell table:style-name="ce2" office:value-type="float" office:value="29.99" calcext:value-type="float">
            <text:p>29.99</text:p>
          </table:table-cell>
          <table:table-cell table:style-name="ce2" office:value-type="float" office:value="29.86" calcext:value-type="float">
            <text:p>29.86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.02" calcext:value-type="float">
            <text:p>32.02</text:p>
          </table:table-cell>
          <table:table-cell table:style-name="ce2" office:value-type="float" office:value="29.82" calcext:value-type="float">
            <text:p>29.82</text:p>
          </table:table-cell>
          <table:table-cell table:style-name="ce2" office:value-type="float" office:value="30.09" calcext:value-type="float">
            <text:p>30.09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.75" calcext:value-type="float">
            <text:p>30.75</text:p>
          </table:table-cell>
          <table:table-cell table:style-name="ce2" office:value-type="float" office:value="29.91" calcext:value-type="float">
            <text:p>29.91</text:p>
          </table:table-cell>
          <table:table-cell table:style-name="ce2" office:value-type="float" office:value="29.81" calcext:value-type="float">
            <text:p>29.81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3" table:default-cell-style-name="ce1"/>
        <table:table-column table:style-name="co1" table:default-cell-style-name="ce7"/>
        <table:table-column table:style-name="co1" table:number-columns-repeated="1020" table:default-cell-style-name="ce1"/>
        <table:table-row table:style-name="ro1">
          <table:table-cell table:style-name="ce3" office:value-type="string" calcext:value-type="string">
            <text:p>Splits</text:p>
          </table:table-cell>
          <table:table-cell table:style-name="ce4" office:value-type="string" calcext:value-type="string">
            <text:p>Kramer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umula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00m </text:p>
          </table:table-cell>
          <table:table-cell table:number-columns-repeated="2" table:style-name="ce2" office:value-type="float" office:value="34.46" calcext:value-type="float">
            <text:p>34.46</text:p>
          </table:table-cell>
          <table:table-cell table:formula="of:=TIME(0;0;SUM(firstlap:[.B2]))" office:value-type="time" office:time-value="PT00H00M34.46S" calcext:value-type="time">
            <text:p>00:00:34.46</text:p>
          </table:table-cell>
          <table:table-cell table:style-name="ce2"/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800m </text:p>
          </table:table-cell>
          <table:table-cell table:style-name="ce2" office:value-type="float" office:value="30.69" calcext:value-type="float">
            <text:p>30.69</text:p>
          </table:table-cell>
          <table:table-cell table:style-name="ce5" office:value-type="time" office:time-value="PT00H01M05.15S" calcext:value-type="time">
            <text:p>01:05.15</text:p>
          </table:table-cell>
          <table:table-cell table:formula="of:=TIME(0;0;SUM(firstlap:[.B3]))" office:value-type="time" office:time-value="PT00H01M05.15S" calcext:value-type="time">
            <text:p>00:01:05.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0m </text:p>
          </table:table-cell>
          <table:table-cell table:style-name="ce2" office:value-type="float" office:value="30.41" calcext:value-type="float">
            <text:p>30.41</text:p>
          </table:table-cell>
          <table:table-cell table:style-name="ce5" office:value-type="time" office:time-value="PT00H01M35.56S" calcext:value-type="time">
            <text:p>01:35.56</text:p>
          </table:table-cell>
          <table:table-cell table:formula="of:=TIME(0;0;SUM(firstlap:[.B4]))" office:value-type="time" office:time-value="PT00H01M35.56S" calcext:value-type="time">
            <text:p>00:01:35.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00m </text:p>
          </table:table-cell>
          <table:table-cell table:style-name="ce2" office:value-type="float" office:value="30.13" calcext:value-type="float">
            <text:p>30.13</text:p>
          </table:table-cell>
          <table:table-cell table:style-name="ce5" office:value-type="time" office:time-value="PT00H02M05.69S" calcext:value-type="time">
            <text:p>02:05.69</text:p>
          </table:table-cell>
          <table:table-cell table:formula="of:=TIME(0;0;SUM(firstlap:[.B5]))" office:value-type="time" office:time-value="PT00H02M05.69S" calcext:value-type="time">
            <text:p>00:02:05.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00m </text:p>
          </table:table-cell>
          <table:table-cell table:style-name="ce2" office:value-type="float" office:value="30.17" calcext:value-type="float">
            <text:p>30.17</text:p>
          </table:table-cell>
          <table:table-cell table:style-name="ce5" office:value-type="time" office:time-value="PT00H02M35.86S" calcext:value-type="time">
            <text:p>02:35.86</text:p>
          </table:table-cell>
          <table:table-cell table:formula="of:=TIME(0;0;SUM(firstlap:[.B6]))" office:value-type="time" office:time-value="PT00H02M35.86S" calcext:value-type="time">
            <text:p>00:02:35.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400m </text:p>
          </table:table-cell>
          <table:table-cell table:style-name="ce2" office:value-type="float" office:value="30.33" calcext:value-type="float">
            <text:p>30.33</text:p>
          </table:table-cell>
          <table:table-cell table:style-name="ce5" office:value-type="time" office:time-value="PT00H03M06.19S" calcext:value-type="time">
            <text:p>03:06.19</text:p>
          </table:table-cell>
          <table:table-cell table:formula="of:=TIME(0;0;SUM(firstlap:[.B7]))" office:value-type="time" office:time-value="PT00H03M06.19S" calcext:value-type="time">
            <text:p>00:03:06.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800m </text:p>
          </table:table-cell>
          <table:table-cell table:style-name="ce2" office:value-type="float" office:value="30.4" calcext:value-type="float">
            <text:p>30.4</text:p>
          </table:table-cell>
          <table:table-cell table:style-name="ce5" office:value-type="time" office:time-value="PT00H03M36.59S" calcext:value-type="time">
            <text:p>03:36.59</text:p>
          </table:table-cell>
          <table:table-cell table:formula="of:=TIME(0;0;SUM(firstlap:[.B8]))" office:value-type="time" office:time-value="PT00H03M36.59S" calcext:value-type="time">
            <text:p>00:03:36.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200m </text:p>
          </table:table-cell>
          <table:table-cell table:style-name="ce2" office:value-type="float" office:value="30.41" calcext:value-type="float">
            <text:p>30.41</text:p>
          </table:table-cell>
          <table:table-cell table:style-name="ce5" office:value-type="time" office:time-value="PT00H04M07S" calcext:value-type="time">
            <text:p>04:07.00</text:p>
          </table:table-cell>
          <table:table-cell table:formula="of:=TIME(0;0;SUM(firstlap:[.B9]))" office:value-type="time" office:time-value="PT00H04M07S" calcext:value-type="time">
            <text:p>00:04:07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600m </text:p>
          </table:table-cell>
          <table:table-cell table:style-name="ce2" office:value-type="float" office:value="30.26" calcext:value-type="float">
            <text:p>30.26</text:p>
          </table:table-cell>
          <table:table-cell table:style-name="ce5" office:value-type="time" office:time-value="PT00H04M37.26S" calcext:value-type="time">
            <text:p>04:37.26</text:p>
          </table:table-cell>
          <table:table-cell table:formula="of:=TIME(0;0;SUM(firstlap:[.B10]))" office:value-type="time" office:time-value="PT00H04M37.26S" calcext:value-type="time">
            <text:p>00:04:37.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000m </text:p>
          </table:table-cell>
          <table:table-cell table:style-name="ce2" office:value-type="float" office:value="30.55" calcext:value-type="float">
            <text:p>30.55</text:p>
          </table:table-cell>
          <table:table-cell table:style-name="ce5" office:value-type="time" office:time-value="PT00H05M07.81S" calcext:value-type="time">
            <text:p>05:07.81</text:p>
          </table:table-cell>
          <table:table-cell table:formula="of:=TIME(0;0;SUM(firstlap:[.B11]))" office:value-type="time" office:time-value="PT00H05M07.81S" calcext:value-type="time">
            <text:p>00:05:07.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400m </text:p>
          </table:table-cell>
          <table:table-cell table:style-name="ce2" office:value-type="float" office:value="30.67" calcext:value-type="float">
            <text:p>30.67</text:p>
          </table:table-cell>
          <table:table-cell table:style-name="ce5" office:value-type="time" office:time-value="PT00H05M38.48S" calcext:value-type="time">
            <text:p>05:38.48</text:p>
          </table:table-cell>
          <table:table-cell table:formula="of:=TIME(0;0;SUM(firstlap:[.B12]))" office:value-type="time" office:time-value="PT00H05M38.48S" calcext:value-type="time">
            <text:p>00:05:38.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800m </text:p>
          </table:table-cell>
          <table:table-cell table:style-name="ce2" office:value-type="float" office:value="30.88" calcext:value-type="float">
            <text:p>30.88</text:p>
          </table:table-cell>
          <table:table-cell table:style-name="ce5" office:value-type="time" office:time-value="PT00H06M09.36S" calcext:value-type="time">
            <text:p>06:09.36</text:p>
          </table:table-cell>
          <table:table-cell table:formula="of:=TIME(0;0;SUM(firstlap:[.B13]))" office:value-type="time" office:time-value="PT00H06M09.36S" calcext:value-type="time">
            <text:p>00:06:09.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200m </text:p>
          </table:table-cell>
          <table:table-cell table:style-name="ce2" office:value-type="float" office:value="30.71" calcext:value-type="float">
            <text:p>30.71</text:p>
          </table:table-cell>
          <table:table-cell table:style-name="ce5" office:value-type="time" office:time-value="PT00H06M40.07S" calcext:value-type="time">
            <text:p>06:40.07</text:p>
          </table:table-cell>
          <table:table-cell table:formula="of:=TIME(0;0;SUM(firstlap:[.B14]))" office:value-type="time" office:time-value="PT00H06M40.07S" calcext:value-type="time">
            <text:p>00:06:40.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600m </text:p>
          </table:table-cell>
          <table:table-cell table:style-name="ce2" office:value-type="float" office:value="31.09" calcext:value-type="float">
            <text:p>31.09</text:p>
          </table:table-cell>
          <table:table-cell table:style-name="ce5" office:value-type="time" office:time-value="PT00H07M11.16S" calcext:value-type="time">
            <text:p>07:11.16</text:p>
          </table:table-cell>
          <table:table-cell table:formula="of:=TIME(0;0;SUM(firstlap:[.B15]))" office:value-type="time" office:time-value="PT00H07M11.16S" calcext:value-type="time">
            <text:p>00:07:11.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000m </text:p>
          </table:table-cell>
          <table:table-cell table:style-name="ce2" office:value-type="float" office:value="31.2" calcext:value-type="float">
            <text:p>31.2</text:p>
          </table:table-cell>
          <table:table-cell table:style-name="ce5" office:value-type="time" office:time-value="PT00H07M42.36S" calcext:value-type="time">
            <text:p>07:42.36</text:p>
          </table:table-cell>
          <table:table-cell table:formula="of:=TIME(0;0;SUM(firstlap:[.B16]))" office:value-type="time" office:time-value="PT00H07M42.36S" calcext:value-type="time">
            <text:p>00:07:42.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400m </text:p>
          </table:table-cell>
          <table:table-cell table:style-name="ce2" office:value-type="float" office:value="31.62" calcext:value-type="float">
            <text:p>31.62</text:p>
          </table:table-cell>
          <table:table-cell table:style-name="ce5" office:value-type="time" office:time-value="PT00H08M13.98S" calcext:value-type="time">
            <text:p>08:13.98</text:p>
          </table:table-cell>
          <table:table-cell table:formula="of:=TIME(0;0;SUM(firstlap:[.B17]))" office:value-type="time" office:time-value="PT00H08M13.98S" calcext:value-type="time">
            <text:p>00:08:13.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800m </text:p>
          </table:table-cell>
          <table:table-cell table:style-name="ce2" office:value-type="float" office:value="31.58" calcext:value-type="float">
            <text:p>31.58</text:p>
          </table:table-cell>
          <table:table-cell table:style-name="ce5" office:value-type="time" office:time-value="PT00H08M45.56S" calcext:value-type="time">
            <text:p>08:45.56</text:p>
          </table:table-cell>
          <table:table-cell table:formula="of:=TIME(0;0;SUM(firstlap:[.B18]))" office:value-type="time" office:time-value="PT00H08M45.56S" calcext:value-type="time">
            <text:p>00:08:45.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200m </text:p>
          </table:table-cell>
          <table:table-cell table:style-name="ce2" office:value-type="float" office:value="31.91" calcext:value-type="float">
            <text:p>31.91</text:p>
          </table:table-cell>
          <table:table-cell table:style-name="ce5" office:value-type="time" office:time-value="PT00H09M17.47S" calcext:value-type="time">
            <text:p>09:17.47</text:p>
          </table:table-cell>
          <table:table-cell table:formula="of:=TIME(0;0;SUM(firstlap:[.B19]))" office:value-type="time" office:time-value="PT00H09M17.47S" calcext:value-type="time">
            <text:p>00:09:17.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600m 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time" office:time-value="PT00H09M49.47S" calcext:value-type="time">
            <text:p>09:49.47</text:p>
          </table:table-cell>
          <table:table-cell table:formula="of:=TIME(0;0;SUM(firstlap:[.B20]))" office:value-type="time" office:time-value="PT00H09M49.47S" calcext:value-type="time">
            <text:p>00:09:49.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000m </text:p>
          </table:table-cell>
          <table:table-cell table:style-name="ce2" office:value-type="float" office:value="32.07" calcext:value-type="float">
            <text:p>32.07</text:p>
          </table:table-cell>
          <table:table-cell table:style-name="ce5" office:value-type="time" office:time-value="PT00H10M21.54S" calcext:value-type="time">
            <text:p>10:21.54</text:p>
          </table:table-cell>
          <table:table-cell table:formula="of:=TIME(0;0;SUM(firstlap:[.B21]))" office:value-type="time" office:time-value="PT00H10M21.54S" calcext:value-type="time">
            <text:p>00:10:21.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400m </text:p>
          </table:table-cell>
          <table:table-cell table:style-name="ce2" office:value-type="float" office:value="32.2" calcext:value-type="float">
            <text:p>32.2</text:p>
          </table:table-cell>
          <table:table-cell table:style-name="ce5" office:value-type="time" office:time-value="PT00H10M53.74S" calcext:value-type="time">
            <text:p>10:53.74</text:p>
          </table:table-cell>
          <table:table-cell table:formula="of:=TIME(0;0;SUM(firstlap:[.B22]))" office:value-type="time" office:time-value="PT00H10M53.74S" calcext:value-type="time">
            <text:p>00:10:53.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800m </text:p>
          </table:table-cell>
          <table:table-cell table:style-name="ce2" office:value-type="float" office:value="32.25" calcext:value-type="float">
            <text:p>32.25</text:p>
          </table:table-cell>
          <table:table-cell table:style-name="ce5" office:value-type="time" office:time-value="PT00H11M25.99S" calcext:value-type="time">
            <text:p>11:25.99</text:p>
          </table:table-cell>
          <table:table-cell table:formula="of:=TIME(0;0;SUM(firstlap:[.B23]))" office:value-type="time" office:time-value="PT00H11M25.99S" calcext:value-type="time">
            <text:p>00:11:25.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200m </text:p>
          </table:table-cell>
          <table:table-cell table:style-name="ce2" office:value-type="float" office:value="32.26" calcext:value-type="float">
            <text:p>32.26</text:p>
          </table:table-cell>
          <table:table-cell table:style-name="ce5" office:value-type="time" office:time-value="PT00H11M58.25S" calcext:value-type="time">
            <text:p>11:58.25</text:p>
          </table:table-cell>
          <table:table-cell table:formula="of:=TIME(0;0;SUM(firstlap:[.B24]))" office:value-type="time" office:time-value="PT00H11M58.25S" calcext:value-type="time">
            <text:p>00:11:58.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600m </text:p>
          </table:table-cell>
          <table:table-cell table:style-name="ce2" office:value-type="float" office:value="32.02" calcext:value-type="float">
            <text:p>32.02</text:p>
          </table:table-cell>
          <table:table-cell table:style-name="ce5" office:value-type="time" office:time-value="PT00H12M30.27S" calcext:value-type="time">
            <text:p>12:30.27</text:p>
          </table:table-cell>
          <table:table-cell table:formula="of:=TIME(0;0;SUM(firstlap:[.B25]))" office:value-type="time" office:time-value="PT00H12M30.27S" calcext:value-type="time">
            <text:p>00:12:30.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ish</text:p>
          </table:table-cell>
          <table:table-cell table:style-name="ce2" office:value-type="float" office:value="30.75" calcext:value-type="float">
            <text:p>30.75</text:p>
          </table:table-cell>
          <table:table-cell table:style-name="ce5" office:value-type="time" office:time-value="PT00H13M01.02S" calcext:value-type="time">
            <text:p>13:01.02</text:p>
          </table:table-cell>
          <table:table-cell table:formula="of:=TIME(0;0;SUM(firstlap:[.B26]))" office:value-type="time" office:time-value="PT00H13M01.02S" calcext:value-type="time">
            <text:p>00:13:01.02</text:p>
          </table:table-cell>
          <table:table-cell table:number-columns-repeated="1020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 table:number-rows-repeated="24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1" table:number-rows-repeated="24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irstlap" table:base-cell-address="$Sheet2.$B$2" table:cell-range-address="$Sheet2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16:54:40.1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22:43:46.156000000</meta:creation-date>
    <dc:date>2018-02-17T18:00:28.328000000</dc:date>
    <meta:editing-duration>PT1H35M34S</meta:editing-duration>
    <meta:editing-cycles>3</meta:editing-cycles>
    <meta:generator>LibreOffice/5.1.4.2$Windows_x86 LibreOffice_project/f99d75f39f1c57ebdd7ffc5f42867c12031db97a</meta:generator>
    <meta:document-statistic meta:table-count="2" meta:cell-count="20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5cm" svg:height="8.581cm" xlink:href=".." xlink:type="simple" chart:class="chart:line" chart:style-name="ch1">
        <chart:legend chart:legend-position="end" svg:x="15.065cm" svg:y="3.493cm" style:legend-expansion="high" chart:style-name="ch2"/>
        <chart:plot-area chart:style-name="ch3" table:cell-range-address="Sheet1.B1:Sheet1.D26" chart:data-source-has-labels="row" svg:x="0.355cm" svg:y="0.171cm" svg:width="14.355cm" svg:height="8.239cm">
          <chartooo:coordinate-region svg:x="0.976cm" svg:y="0.37cm" svg:width="13.547cm" svg:height="7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6" chart:label-cell-address="Sheet1.B1:Sheet1.B1" chart:class="chart:line">
            <chart:data-point chart:repeated="25"/>
          </chart:series>
          <chart:series chart:style-name="ch7" chart:values-cell-range-address="Sheet1.C2:Sheet1.C26" chart:label-cell-address="Sheet1.C1:Sheet1.C1" chart:class="chart:line">
            <chart:data-point chart:repeated="25"/>
          </chart:series>
          <chart:series chart:style-name="ch8" chart:values-cell-range-address="Sheet1.D2:Sheet1.D26" chart:label-cell-address="Sheet1.D1:Sheet1.D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ramer</text:p>
                <draw:g>
                  <svg:desc>Sheet1.B1:Sheet1.B1</svg:desc>
                </draw:g>
              </table:table-cell>
              <table:table-cell office:value-type="string">
                <text:p>Bergsma</text:p>
                <draw:g>
                  <svg:desc>Sheet1.C1:Sheet1.C1</svg:desc>
                </draw:g>
              </table:table-cell>
              <table:table-cell office:value-type="string">
                <text:p>Bloeme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6">
                <text:p>34.46</text:p>
                <draw:g>
                  <svg:desc>Sheet1.B2:Sheet1.B26</svg:desc>
                </draw:g>
              </table:table-cell>
              <table:table-cell office:value-type="float" office:value="35.42">
                <text:p>35.42</text:p>
                <draw:g>
                  <svg:desc>Sheet1.C2:Sheet1.C26</svg:desc>
                </draw:g>
              </table:table-cell>
              <table:table-cell office:value-type="float" office:value="34.01">
                <text:p>34.01</text:p>
                <draw:g>
                  <svg:desc>Sheet1.D2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69">
                <text:p>30.69</text:p>
              </table:table-cell>
              <table:table-cell office:value-type="float" office:value="30.58">
                <text:p>30.58</text:p>
              </table:table-cell>
              <table:table-cell office:value-type="float" office:value="30.03">
                <text:p>3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41">
                <text:p>30.41</text:p>
              </table:table-cell>
              <table:table-cell office:value-type="float" office:value="30.8">
                <text:p>30.8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3">
                <text:p>30.13</text:p>
              </table:table-cell>
              <table:table-cell office:value-type="float" office:value="30.49">
                <text:p>30.49</text:p>
              </table:table-cell>
              <table:table-cell office:value-type="float" office:value="30.42">
                <text:p>3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17">
                <text:p>30.17</text:p>
              </table:table-cell>
              <table:table-cell office:value-type="float" office:value="30.63">
                <text:p>30.63</text:p>
              </table:table-cell>
              <table:table-cell office:value-type="float" office:value="30.22">
                <text:p>3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33">
                <text:p>30.33</text:p>
              </table:table-cell>
              <table:table-cell office:value-type="float" office:value="30.38">
                <text:p>30.38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4">
                <text:p>30.4</text:p>
              </table:table-cell>
              <table:table-cell office:value-type="float" office:value="30.56">
                <text:p>30.56</text:p>
              </table:table-cell>
              <table:table-cell office:value-type="float" office:value="30.23">
                <text:p>30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41">
                <text:p>30.41</text:p>
              </table:table-cell>
              <table:table-cell office:value-type="float" office:value="30.26">
                <text:p>30.26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26">
                <text:p>30.26</text:p>
              </table:table-cell>
              <table:table-cell office:value-type="float" office:value="30.51">
                <text:p>30.51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55">
                <text:p>30.55</text:p>
              </table:table-cell>
              <table:table-cell office:value-type="float" office:value="30.42">
                <text:p>30.4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67">
                <text:p>30.67</text:p>
              </table:table-cell>
              <table:table-cell office:value-type="float" office:value="30.5">
                <text:p>30.5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88">
                <text:p>30.88</text:p>
              </table:table-cell>
              <table:table-cell office:value-type="float" office:value="30.42">
                <text:p>30.42</text:p>
              </table:table-cell>
              <table:table-cell office:value-type="float" office:value="30.56">
                <text:p>30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71">
                <text:p>30.71</text:p>
              </table:table-cell>
              <table:table-cell office:value-type="float" office:value="30.31">
                <text:p>30.31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09">
                <text:p>31.09</text:p>
              </table:table-cell>
              <table:table-cell office:value-type="float" office:value="30.39">
                <text:p>30.39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2">
                <text:p>31.2</text:p>
              </table:table-cell>
              <table:table-cell office:value-type="float" office:value="30.51">
                <text:p>30.51</text:p>
              </table:table-cell>
              <table:table-cell office:value-type="float" office:value="30.24">
                <text:p>3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">
                <text:p>31.62</text:p>
              </table:table-cell>
              <table:table-cell office:value-type="float" office:value="30.19">
                <text:p>30.19</text:p>
              </table:table-cell>
              <table:table-cell office:value-type="float" office:value="30.29">
                <text:p>30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58">
                <text:p>31.58</text:p>
              </table:table-cell>
              <table:table-cell office:value-type="float" office:value="30.08">
                <text:p>30.08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1">
                <text:p>31.91</text:p>
              </table:table-cell>
              <table:table-cell office:value-type="float" office:value="29.97">
                <text:p>29.97</text:p>
              </table:table-cell>
              <table:table-cell office:value-type="float" office:value="30.14">
                <text:p>30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29.97">
                <text:p>29.97</text:p>
              </table:table-cell>
              <table:table-cell office:value-type="float" office:value="30.21">
                <text:p>30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07">
                <text:p>32.07</text:p>
              </table:table-cell>
              <table:table-cell office:value-type="float" office:value="29.95">
                <text:p>29.9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2">
                <text:p>32.2</text:p>
              </table:table-cell>
              <table:table-cell office:value-type="float" office:value="29.96">
                <text:p>29.96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25">
                <text:p>32.25</text:p>
              </table:table-cell>
              <table:table-cell office:value-type="float" office:value="29.96">
                <text:p>29.96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26">
                <text:p>32.26</text:p>
              </table:table-cell>
              <table:table-cell office:value-type="float" office:value="29.99">
                <text:p>29.99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02">
                <text:p>32.02</text:p>
              </table:table-cell>
              <table:table-cell office:value-type="float" office:value="29.82">
                <text:p>29.82</text:p>
              </table:table-cell>
              <table:table-cell office:value-type="float" office:value="30.09">
                <text:p>30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75">
                <text:p>30.75</text:p>
              </table:table-cell>
              <table:table-cell office:value-type="float" office:value="29.91">
                <text:p>29.91</text:p>
              </table:table-cell>
              <table:table-cell office:value-type="float" office:value="29.81">
                <text:p>29.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